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4b8ec" officeooo:paragraph-rsid="0014b8ec" style:font-size-asian="15.75pt" style:font-size-complex="18pt"/>
    </style:style>
    <style:style style:name="P2" style:family="paragraph" style:parent-style-name="Standard">
      <style:text-properties fo:font-size="18pt" officeooo:rsid="00154b5a" officeooo:paragraph-rsid="0014b8ec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f -i is used for checking free spac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0:23:17.315142794</meta:creation-date>
    <dc:date>2019-11-19T11:22:43.637256287</dc:date>
    <meta:editing-duration>PT59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8" meta:character-count="37" meta:non-whitespace-character-count="30"/>
  </office:meta>
</office:document-meta>
</file>